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background-color="#ead1dc" loext:char-shading-value="0"/>
    </style:style>
    <style:style style:name="T5"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51xx0ter69tw"/>Features</text:p>
      <text:list xml:id="list1757530461" text:style-name="WWNum1">
        <text:list-item>
          <text:p text:style-name="P2"><text:span text:style-name="T1">Editor de Ejercicios:</text:span></text:p>
          <text:list>
            <text:list-item>
              <text:p text:style-name="P4">Se puede entrar en un modo en el cual se ve un mapa desde arriba, se permite controlar, zoomear y resetear la cámara, hay una GUI para confeccionar un ejercicio sobre ese mapa: Inicio-final. camino/s a seguir, áreas con velocidades máximas, spawns de vehículos, intensidad del tráfico, clima, lugares a evitar, marcar objetivos, accidentes (fallas en frenos, gomas pinchadas, etc).</text:p>
            </text:list-item>
            <text:list-item>
              <text:p text:style-name="P4">Se soportara operación Undo.</text:p>
            </text:list-item>
            <text:list-item>
              <text:p text:style-name="P4">Se podrá guardar el ejercicio y luego ser comenzado en una sesión de entrenamiento.</text:p>
            </text:list-item>
          </text:list>
        </text:list-item>
        <text:list-item>
          <text:p text:style-name="P2"><text:span text:style-name="T1">Cambios en tiempo real:</text:span></text:p>
          <text:list>
            <text:list-item>
              <text:p text:style-name="P4"><text:span text:style-name="T1">(Muy baja prioridad, las situaciones pueden ser predefinidas, ej. Se define un lugar en el ejercicio y cuando llega el trainee se le pincha la rueda).</text:span></text:p>
            </text:list-item>
            <text:list-item>
              <text:p text:style-name="P4">Hay que arreglarlo, no funciona bien. Mejorar la interfaz, solucionar problemas con el networking, agregar avisos al usuario si algo no funciona, que no haya que reiniciar el simulador si se rompe.</text:p>
            </text:list-item>
            <text:list-item>
              <text:p text:style-name="P4">Permitir mostrar/ocultar el objetivo actual.</text:p>
            </text:list-item>
            <text:list-item>
              <text:p text:style-name="P4">Permitir que el instructor dispare accidentes en el vehículo del trainee.</text:p>
            </text:list-item>
          </text:list>
        </text:list-item>
        <text:list-item>
          <text:p text:style-name="P2"><text:span text:style-name="T1">Evaluador:</text:span></text:p>
          <text:list>
            <text:list-item>
              <text:p text:style-name="P4">Ya sea en tiempo real o en el editor, que al ejercicio se le puedan agregar criterios de evaluación (ej: respeto velocidades máximas, no hizo trabajar de más al motor, no chocó con nadie).</text:p>
            </text:list-item>
            <text:list-item>
              <text:p text:style-name="P4">Que al terminar la sesión de entrenamiento se le muestren visualmente los resultados al trainee/evaluador. Marcando las fallas y el momento en el que ocurrieron. </text:p>
            </text:list-item>
            <text:list-item>
              <text:p text:style-name="P4">Hacer un análisis (puntuar el cuidado del auto, puntuar las reglas de tránsito, etc.), es decir puntuar el grado de satisfacción de los criterios evaluados.</text:p>
            </text:list-item>
            <text:list-item>
              <text:p text:style-name="P4">Que los momentos importantes (ej, una falla como un exceso de velocidad) se puedan ver en la reproducción del ejercicio (relacionado a la feature siguiente)</text:p>
            </text:list-item>
          </text:list>
        </text:list-item>
        <text:list-item>
          <text:p text:style-name="P2"><text:span text:style-name="T1">Reproductor:</text:span></text:p>
          <text:list>
            <text:list-item>
              <text:p text:style-name="P4">Se puede controlar, zoomear y resetear la cámara.</text:p>
            </text:list-item>
            <text:list-item>
              <text:p text:style-name="P4">Se pueden ver los objetivos que intenta cumplir el trainee</text:p>
            </text:list-item>
            <text:list-item>
              <text:p text:style-name="P4">Admite interpolación para reproducir grabaciones con baja tasa de sampling</text:p>
            </text:list-item>
            <text:list-item>
              <text:p text:style-name="P4">Se pueden ver los momentos en los que el trainee comete errores (ej, que el auto se ponga rojo cuando va muy rápido).</text:p>
            </text:list-item>
            <text:list-item>
              <text:p text:style-name="P4">Se puede seleccionar qué cosas mostrar en la reproducción (objetivos, que evaluaciones)</text:p>
            </text:list-item>
            <text:list-item>
              <text:p text:style-name="P4">Se puede avanzar, retroceder, pausar y reanudar la reproducción, cambiar la tasa de reproducción (ej: para permitir cámara lenta).</text:p>
            </text:list-item>
          </text:list>
        </text:list-item>
        <text:list-item>
          <text:p text:style-name="P2"><text:span text:style-name="T1">Grabador:</text:span></text:p>
          <text:list>
            <text:list-item>
              <text:p text:style-name="P4">Se puede elegir la tasa de sampling para que funcione en sistemas menos potentes</text:p>
            </text:list-item>
            <text:list-item>
              <text:p text:style-name="P4">Debe ser fiel a lo que sucede durante la simulación</text:p>
            </text:list-item>
            <text:list-item>
              <text:p text:style-name="P4"><text:soft-page-break/>Se decide si se graba la sesión o no al principio de la sesión, y se deja de grabar al finalizar la sesión. No hay control de iniciar/detener grabación durante una sesión.</text:p>
            </text:list-item>
          </text:list>
        </text:list-item>
        <text:list-item>
          <text:p text:style-name="P2"><text:span text:style-name="T1">Tráfico y Peatones:</text:span></text:p>
          <text:list>
            <text:list-item>
              <text:p text:style-name="P4"><text:span text:style-name="T4">Soporte para motos, camiones, etc. además de solamente autos.</text:span></text:p>
            </text:list-item>
            <text:list-item>
              <text:p text:style-name="P4"><text:span text:style-name="T4">Mejorar la IA de los vehículos para soportar cambios de carril según el tráfico. Es decir que un vehículo tienda a ir por carriles menos transitados.</text:span></text:p>
            </text:list-item>
            <text:list-item>
              <text:p text:style-name="P4">Hacer prefabs que permitan crear sistemas de carriles más rápidamente. Por ejemplo un trozo de calle con los waypoints para cambiar de carril ya hechos y que solamente haya que conectar los puntos de entrada y de salida con otros trozos. (Medio importante)</text:p>
            </text:list-item>
            <text:list-item>
              <text:p text:style-name="P4">Mejorar el comportamiento de los peatones para que sea más realista y al mismo tiempo no demore mucho para configurar. (Poco importante)</text:p>
            </text:list-item>
            <text:list-item>
              <text:p text:style-name="P4"><text:span text:style-name="T4">Agregarles luces que se encienden y se apagan según el clima y ToD.</text:span></text:p>
            </text:list-item>
            <text:list-item>
              <text:p text:style-name="P4">Mejorar los sonidos. (Poco importante)</text:p>
            </text:list-item>
          </text:list>
        </text:list-item>
        <text:list-item>
          <text:p text:style-name="P2"><text:span text:style-name="T1">Clima y Tiempo del Dia:</text:span></text:p>
          <text:list>
            <text:list-item>
              <text:p text:style-name="P4">Mejorar la iluminación durante la noche. (Poco importante)</text:p>
            </text:list-item>
            <text:list-item>
              <text:p text:style-name="P4"><text:span text:style-name="T4">Agregar niebla y nieve/hielo. (Medio</text:span> importante<text:span text:style-name="T4">)</text:span></text:p>
            </text:list-item>
            <text:list-item>
              <text:p text:style-name="P4">Mejorar el efecto de lluvia, hacer que consuma menos recursos. (Medio importante)</text:p>
            </text:list-item>
          </text:list>
        </text:list-item>
        <text:list-item>
          <text:p text:style-name="P2"><text:span text:style-name="T1">Mapas:</text:span></text:p>
          <text:list>
            <text:list-item>
              <text:p text:style-name="P4"><text:span text:style-name="T4">Agregar más variedad de mapas y escenarios: ruta, pista de carreras, autopista, etc. Para realizar distintos tipos de ejercicios (ej: un flaco se cruza en la autopista) (Medio-Importante)</text:span></text:p>
            </text:list-item>
            <text:list-item>
              <text:p text:style-name="P4">Permitir que el usuario agregue sus propios mapas (complicado, requiere replantearse varias decisiones que tomamos).(Poco importante)</text:p>
            </text:list-item>
          </text:list>
        </text:list-item>
        <text:list-item>
          <text:p text:style-name="P2"><text:span text:style-name="T1">Vehículo del Trainee:</text:span></text:p>
          <text:list>
            <text:list-item>
              <text:p text:style-name="P4"><text:span text:style-name="T4">Agregar luces</text:span></text:p>
            </text:list-item>
            <text:list-item>
              <text:p text:style-name="P4">Agregar una interfaz de usuario que permita modificar el vehículo o crear vehículos nuevos.</text:p>
            </text:list-item>
            <text:list-item>
              <text:p text:style-name="P4">Agregar selector de vehículo para la sesión.</text:p>
            </text:list-item>
            <text:list-item>
              <text:p text:style-name="P4">Mejorar los sonidos.</text:p>
            </text:list-item>
            <text:list-item>
              <text:p text:style-name="P4"><text:span text:style-name="T4">Posibilidad de sufrir accidentes: gomas pinchadas, fallas en los frenos, etc. (Importante)</text:span></text:p>
            </text:list-item>
            <text:list-item>
              <text:p text:style-name="P4"><text:span text:style-name="T4">Modelo de daños más realista: si choca muy fuerte que deje de andar, que se deforme el modelo, etc.</text:span></text:p>
            </text:list-item>
            <text:list-item>
              <text:p text:style-name="P4"><text:span text:style-name="T4">Minimapa para que el trainee pueda orientarse.</text:span></text:p>
            </text:list-item>
          </text:list>
        </text:list-item>
        <text:list-item>
          <text:p text:style-name="P2"><text:span text:style-name="T1">Silla robotica:</text:span></text:p>
          <text:list>
            <text:list-item>
              <text:p text:style-name="P4">Hay que realizar la integración con la silla.</text:p>
            </text:list-item>
          </text:list>
        </text:list-item>
      </text:list>
      <text:p text:style-name="Standard"/>
      <text:p text:style-name="Standard"><text:soft-page-break/>Definir las características del producto final. De lo ya implementado, esas características:</text:p>
      <text:list xml:id="list1529752082" text:style-name="WWNum2">
        <text:list-item>
          <text:p text:style-name="P3">Ya estan</text:p>
        </text:list-item>
        <text:list-item>
          <text:p text:style-name="P3">Están pero mal hechas</text:p>
        </text:list-item>
        <text:list-item>
          <text:p text:style-name="P3">No estan</text:p>
        </text:list-item>
      </text:list>
      <text:p text:style-name="Standard"/>
      <text:p text:style-name="Standard"/>
      <text:p text:style-name="Standard"/>
      <text:p text:style-name="Standard"><text:span text:style-name="T1">Épica</text:span>:</text:p>
      <text:p text:style-name="P1"><text:span text:style-name="T5">Ofrecer una suite de entrenamiento para conductores de vehículos de emergencia el cual permite crear ejercicios o situaciones cortas en un entorno de simulación 3D inmersivo para realizar microtraining. Proveer herramientas para realizar un debriefing con el objetivo de ayudar a un instructor a mejorar el rendimiento del traine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6" meta:word-count="806" meta:character-count="4782" meta:non-whitespace-character-count="4083"/>
    <meta:generator>LibreOfficeDev/6.0.5.2$Linux_X86_64 LibreOffice_project/</meta:generator>
  </office:meta>
</office:document-meta>
</file>